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33113" officeooo:paragraph-rsid="00133113"/>
    </style:style>
    <style:style style:name="P2" style:family="paragraph" style:parent-style-name="Standard" style:list-style-name="L1">
      <style:text-properties officeooo:rsid="0013fdf5" officeooo:paragraph-rsid="0013fdf5"/>
    </style:style>
    <style:style style:name="P3" style:family="paragraph" style:parent-style-name="Standard">
      <style:text-properties officeooo:rsid="0013fdf5" officeooo:paragraph-rsid="0013fdf5"/>
    </style:style>
    <style:style style:name="P4" style:family="paragraph" style:parent-style-name="Standard">
      <style:text-properties officeooo:rsid="00140919" officeooo:paragraph-rsid="00140919"/>
    </style:style>
    <style:style style:name="P5" style:family="paragraph" style:parent-style-name="Standard" style:list-style-name="L2">
      <style:text-properties officeooo:rsid="00140919" officeooo:paragraph-rsid="00140919"/>
    </style:style>
    <style:style style:name="T1" style:family="text">
      <style:text-properties officeooo:rsid="0013fdf5"/>
    </style:style>
    <style:style style:name="T2" style:family="text">
      <style:text-properties officeooo:rsid="0014091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2200683288979792715" text:style-name="L1">
        <text:list-item>
          <text:p text:style-name="P1">Las dos frases que revelan el gran secreto de la familia de Luciano son :</text:p>
          <text:list>
            <text:list-header>
              <text:p text:style-name="P1">« mi abuela materna, en realidad, no se llamaba Laura. Y era una china. » (l.9-10) </text:p>
              <text:p text:style-name="P1">« Su padre era el pulpero del pueblito de la hacienda » (l.18-19)</text:p>
            </text:list-header>
          </text:list>
          <text:p text:style-name="P1"/>
        </text:list-item>
        <text:list-item>
          <text:p text:style-name="P1">Veo la sorpresa de Chabela aquí :</text:p>
          <text:list>
            <text:list-header>
              <text:p text:style-name="P1">« Chabela abrió los ojos, asombrada » (l.11)</text:p>
              <text:p text:style-name="P1">« ¿Una china? ¿Una china china? ¿En serio, Luciano? » (l.12)</text:p>
            </text:list-header>
          </text:list>
          <text:p text:style-name="P1"/>
        </text:list-item>
        <text:list-item>
          <text:p text:style-name="P1">Los que ilustran el retrato negativo de Don Casimiro son :</text:p>
          <text:list>
            <text:list-header>
              <text:p text:style-name="P1">« un señorón latifundista […] se casó con la hija del pulpero de su hacienda » <text:span text:style-name="T1">(l.21-23)</text:span></text:p>
              <text:p text:style-name="P1">« </text:p>
            </text:list-header>
          </text:list>
          <text:p text:style-name="P1"/>
        </text:list-item>
        <text:list-item>
          <text:p text:style-name="P2">Sabemos la relación entre Don Casimiro y el padre de su novia aquí :</text:p>
          <text:list>
            <text:list-header>
              <text:p text:style-name="P2"/>
            </text:list-header>
          </text:list>
          <text:p text:style-name="P2"/>
        </text:list-item>
        <text:list-item>
          <text:p text:style-name="P2"/>
          <text:list>
            <text:list-item>
              <text:p text:style-name="P2">.</text:p>
            </text:list-item>
            <text:list-item>
              <text:p text:style-name="P2">Falso, porque « Vinieron muchos invitados de Lima, claro, que se quedarían horrorizados con la locura del gran señorón » (l.35-36)</text:p>
            </text:list-item>
            <text:list-item>
              <text:p text:style-name="P2">Falso, « Hay fotos de la boda, que la familia trató de destruir, pero he conseguido rescatar algunas » (l.34-35)</text:p>
            </text:list-item>
          </text:list>
          <text:p text:style-name="P2"/>
          <text:p text:style-name="P2"/>
        </text:list-item>
        <text:list-item>
          <text:p text:style-name="P2">« <text:span text:style-name="T2">Métele goles al RACISMO » se traduit par « Mettez des buts au RACISME ». Cette campagne a donc pour but de combattre le racisme, visiblement très présent au Pérou. 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4">Lexique :</text:p>
      <text:list xml:id="list3824382084811965082" text:style-name="L2">
        <text:list-item>
          <text:p text:style-name="P5">Retrato = Portrait </text:p>
        </text:list-item>
        <text:list-item>
          <text:p text:style-name="P5">Relato = Récit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0:45:37.216000000</meta:creation-date>
    <dc:date>2019-06-03T11:16:29.572000000</dc:date>
    <meta:editing-duration>PT1S</meta:editing-duration>
    <meta:editing-cycles>1</meta:editing-cycles>
    <meta:document-statistic meta:table-count="0" meta:image-count="0" meta:object-count="0" meta:page-count="1" meta:paragraph-count="18" meta:word-count="205" meta:character-count="1046" meta:non-whitespace-character-count="864"/>
    <meta:generator>LibreOffice/5.1.6.2$Windows_x86 LibreOffice_project/07ac168c60a517dba0f0d7bc7540f5afa45f0909</meta:generator>
  </office:meta>
</office:document-meta>
</file>